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50%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" style:parent-style-name="PréformatéHTML" style:family="paragraph">
      <style:text-properties fo:language="en" fo:country="GB"/>
    </style:style>
    <style:style style:name="P34" style:parent-style-name="PréformatéHTML" style:family="paragraph">
      <style:text-properties fo:language="en" fo:country="GB"/>
    </style:style>
    <style:style style:name="P35" style:parent-style-name="PréformatéHTML" style:family="paragraph">
      <style:text-properties fo:language="en" fo:country="GB"/>
    </style:style>
    <style:style style:name="P36" style:parent-style-name="PréformatéHTML" style:family="paragraph">
      <style:text-properties fo:language="it" fo:country="IT"/>
    </style:style>
    <style:style style:name="P37" style:parent-style-name="PréformatéHTML" style:family="paragraph">
      <style:text-properties fo:language="it" fo:country="IT"/>
    </style:style>
    <style:style style:name="P38" style:parent-style-name="PréformatéHTML" style:family="paragraph">
      <style:text-properties fo:language="it" fo:country="IT"/>
    </style:style>
    <style:style style:name="P39" style:parent-style-name="PréformatéHTML" style:family="paragraph">
      <style:text-properties fo:language="en" fo:country="GB"/>
    </style:style>
    <style:style style:name="P40" style:parent-style-name="PréformatéHTML" style:family="paragraph">
      <style:text-properties fo:language="en" fo:country="GB"/>
    </style:style>
    <style:style style:name="P41" style:parent-style-name="PréformatéHTML" style:family="paragraph">
      <style:text-properties fo:language="en" fo:country="GB"/>
    </style:style>
    <style:style style:name="P42" style:parent-style-name="PréformatéHTML" style:family="paragraph">
      <style:text-properties fo:language="en" fo:country="GB"/>
    </style:style>
    <style:style style:name="P43" style:parent-style-name="PréformatéHTML" style:family="paragraph">
      <style:text-properties fo:language="en" fo:country="GB"/>
    </style:style>
    <style:style style:name="P44" style:parent-style-name="PréformatéHTML" style:family="paragraph">
      <style:text-properties fo:language="en" fo:country="GB"/>
    </style:style>
    <style:style style:name="P45" style:parent-style-name="PréformatéHTML" style:family="paragraph">
      <style:text-properties fo:language="en" fo:country="GB"/>
    </style:style>
    <style:style style:name="P46" style:parent-style-name="PréformatéHTML" style:family="paragraph">
      <style:text-properties fo:language="en" fo:country="GB"/>
    </style:style>
    <style:style style:name="P47" style:parent-style-name="PréformatéHTML" style:family="paragraph">
      <style:text-properties fo:language="it" fo:country="IT"/>
    </style:style>
    <style:style style:name="P48" style:parent-style-name="PréformatéHTML" style:family="paragraph">
      <style:text-properties fo:language="it" fo:country="IT"/>
    </style:style>
    <style:style style:name="P49" style:parent-style-name="PréformatéHTML" style:family="paragraph">
      <style:text-properties fo:language="it" fo:country="IT"/>
    </style:style>
    <style:style style:name="P50" style:parent-style-name="PréformatéHTML" style:family="paragraph">
      <style:text-properties fo:language="en" fo:country="GB"/>
    </style:style>
    <style:style style:name="P51" style:parent-style-name="PréformatéHTML" style:family="paragraph">
      <style:text-properties fo:language="en" fo:country="GB"/>
    </style:style>
    <style:style style:name="P52" style:parent-style-name="PréformatéHTML" style:family="paragraph">
      <style:text-properties fo:language="en" fo:country="GB"/>
    </style:style>
    <style:style style:name="P53" style:parent-style-name="PréformatéHTML" style:family="paragraph">
      <style:text-properties fo:language="it" fo:country="IT"/>
    </style:style>
    <style:style style:name="P54" style:parent-style-name="PréformatéHTML" style:family="paragraph">
      <style:text-properties fo:language="it" fo:country="IT"/>
    </style:style>
    <style:style style:name="P55" style:parent-style-name="PréformatéHTML" style:family="paragraph">
      <style:text-properties fo:language="it" fo:country="IT"/>
    </style:style>
    <style:style style:name="P56" style:parent-style-name="PréformatéHTML" style:family="paragraph">
      <style:text-properties fo:language="en" fo:country="GB"/>
    </style:style>
    <style:style style:name="P57" style:parent-style-name="PréformatéHTML" style:family="paragraph">
      <style:text-properties fo:language="en" fo:country="GB"/>
    </style:style>
    <style:style style:name="P58" style:parent-style-name="PréformatéHTML" style:family="paragraph">
      <style:text-properties fo:language="en" fo:country="GB"/>
    </style:style>
    <style:style style:name="P59" style:parent-style-name="PréformatéHTML" style:family="paragraph">
      <style:text-properties fo:language="it" fo:country="IT"/>
    </style:style>
    <style:style style:name="P60" style:parent-style-name="PréformatéHTML" style:family="paragraph">
      <style:text-properties fo:language="it" fo:country="IT"/>
    </style:style>
    <style:style style:name="P61" style:parent-style-name="PréformatéHTML" style:family="paragraph">
      <style:text-properties fo:language="it" fo:country="IT"/>
    </style:style>
    <style:style style:name="P62" style:parent-style-name="PréformatéHTML" style:family="paragraph">
      <style:text-properties fo:language="it" fo:country="IT"/>
    </style:style>
    <style:style style:name="P63" style:parent-style-name="PréformatéHTML" style:family="paragraph">
      <style:text-properties fo:language="it" fo:country="IT"/>
    </style:style>
    <style:style style:name="P64" style:parent-style-name="PréformatéHTML" style:family="paragraph">
      <style:text-properties fo:language="it" fo:country="IT"/>
    </style:style>
    <style:style style:name="P65" style:parent-style-name="PréformatéHTML" style:family="paragraph">
      <style:text-properties fo:language="en" fo:country="GB"/>
    </style:style>
    <style:style style:name="P66" style:parent-style-name="PréformatéHTML" style:family="paragraph">
      <style:text-properties fo:language="en" fo:country="GB"/>
    </style:style>
    <style:style style:name="P67" style:parent-style-name="PréformatéHTML" style:family="paragraph">
      <style:text-properties fo:language="en" fo:country="GB"/>
    </style:style>
    <style:style style:name="P68" style:parent-style-name="PréformatéHTML" style:family="paragraph">
      <style:text-properties fo:language="en" fo:country="GB"/>
    </style:style>
    <style:style style:name="P69" style:parent-style-name="PréformatéHTML" style:family="paragraph">
      <style:text-properties fo:language="en" fo:country="GB"/>
    </style:style>
    <style:style style:name="P70" style:parent-style-name="PréformatéHTML" style:family="paragraph">
      <style:text-properties fo:language="it" fo:country="IT"/>
    </style:style>
    <style:style style:name="P71" style:parent-style-name="PréformatéHTML" style:family="paragraph">
      <style:text-properties fo:language="it" fo:country="IT"/>
    </style:style>
    <style:style style:name="P72" style:parent-style-name="PréformatéHTML" style:family="paragraph">
      <style:text-properties fo:language="it" fo:country="IT"/>
    </style:style>
    <style:style style:name="P73" style:parent-style-name="PréformatéHTML" style:family="paragraph">
      <style:text-properties fo:language="en" fo:country="GB"/>
    </style:style>
    <style:style style:name="P74" style:parent-style-name="PréformatéHTML" style:family="paragraph">
      <style:text-properties fo:language="en" fo:country="GB"/>
    </style:style>
    <style:style style:name="P75" style:parent-style-name="PréformatéHTML" style:family="paragraph">
      <style:text-properties fo:language="en" fo:country="GB"/>
    </style:style>
    <style:style style:name="P76" style:parent-style-name="PréformatéHTML" style:family="paragraph">
      <style:text-properties fo:language="it" fo:country="IT"/>
    </style:style>
    <style:style style:name="P77" style:parent-style-name="PréformatéHTML" style:family="paragraph">
      <style:text-properties fo:language="it" fo:country="IT"/>
    </style:style>
    <style:style style:name="P78" style:parent-style-name="PréformatéHTML" style:family="paragraph">
      <style:text-properties fo:language="it" fo:country="IT"/>
    </style:style>
    <style:style style:name="P79" style:parent-style-name="PréformatéHTML" style:family="paragraph">
      <style:text-properties fo:language="en" fo:country="GB"/>
    </style:style>
    <style:style style:name="P80" style:parent-style-name="PréformatéHTML" style:family="paragraph">
      <style:text-properties fo:language="en" fo:country="GB"/>
    </style:style>
    <style:style style:name="P81" style:parent-style-name="PréformatéHTML" style:family="paragraph">
      <style:text-properties fo:language="en" fo:country="GB"/>
    </style:style>
    <style:style style:name="P82" style:parent-style-name="PréformatéHTML" style:family="paragraph">
      <style:text-properties fo:language="it" fo:country="IT"/>
    </style:style>
    <style:style style:name="P83" style:parent-style-name="PréformatéHTML" style:family="paragraph">
      <style:text-properties fo:language="it" fo:country="IT"/>
    </style:style>
    <style:style style:name="P84" style:parent-style-name="PréformatéHTML" style:family="paragraph">
      <style:text-properties fo:language="it" fo:country="IT"/>
    </style:style>
    <style:style style:name="P85" style:parent-style-name="PréformatéHTML" style:family="paragraph">
      <style:text-properties fo:language="en" fo:country="GB"/>
    </style:style>
    <style:style style:name="P86" style:parent-style-name="PréformatéHTML" style:family="paragraph">
      <style:text-properties fo:language="en" fo:country="GB"/>
    </style:style>
    <style:style style:name="P87" style:parent-style-name="PréformatéHTML" style:family="paragraph">
      <style:text-properties fo:language="en" fo:country="GB"/>
    </style:style>
    <style:style style:name="P88" style:parent-style-name="PréformatéHTML" style:family="paragraph">
      <style:text-properties fo:language="en" fo:country="GB"/>
    </style:style>
    <style:style style:name="P89" style:parent-style-name="PréformatéHTML" style:family="paragraph">
      <style:text-properties fo:language="en" fo:country="GB"/>
    </style:style>
    <style:style style:name="P90" style:parent-style-name="PréformatéHTML" style:family="paragraph">
      <style:text-properties fo:language="en" fo:country="GB"/>
    </style:style>
    <style:style style:name="P91" style:parent-style-name="PréformatéHTML" style:family="paragraph">
      <style:text-properties fo:language="en" fo:country="GB"/>
    </style:style>
    <style:style style:name="P92" style:parent-style-name="PréformatéHTML" style:family="paragraph">
      <style:text-properties fo:language="en" fo:country="GB"/>
    </style:style>
    <style:style style:name="P93" style:parent-style-name="PréformatéHTML" style:family="paragraph">
      <style:text-properties fo:language="en" fo:country="GB"/>
    </style:style>
    <style:style style:name="P94" style:parent-style-name="PréformatéHTML" style:family="paragraph">
      <style:text-properties fo:language="it" fo:country="IT"/>
    </style:style>
    <style:style style:name="P95" style:parent-style-name="PréformatéHTML" style:family="paragraph">
      <style:text-properties fo:language="it" fo:country="IT"/>
    </style:style>
    <style:style style:name="P96" style:parent-style-name="PréformatéHTML" style:family="paragraph">
      <style:text-properties fo:language="it" fo:country="IT"/>
    </style:style>
    <style:style style:name="P97" style:parent-style-name="PréformatéHTML" style:family="paragraph">
      <style:text-properties fo:language="en" fo:country="GB"/>
    </style:style>
    <style:style style:name="P98" style:parent-style-name="PréformatéHTML" style:family="paragraph">
      <style:text-properties fo:language="en" fo:country="GB"/>
    </style:style>
    <style:style style:name="P99" style:parent-style-name="PréformatéHTML" style:family="paragraph">
      <style:text-properties fo:language="en" fo:country="GB"/>
    </style:style>
    <style:style style:name="P100" style:parent-style-name="PréformatéHTML" style:family="paragraph">
      <style:text-properties fo:language="it" fo:country="IT"/>
    </style:style>
    <style:style style:name="P101" style:parent-style-name="PréformatéHTML" style:family="paragraph">
      <style:text-properties fo:language="it" fo:country="IT"/>
    </style:style>
    <style:style style:name="P102" style:parent-style-name="PréformatéHTML" style:family="paragraph">
      <style:text-properties fo:language="it" fo:country="IT"/>
    </style:style>
    <style:style style:name="P103" style:parent-style-name="PréformatéHTML" style:family="paragraph">
      <style:text-properties fo:language="en" fo:country="GB"/>
    </style:style>
    <style:style style:name="P104" style:parent-style-name="PréformatéHTML" style:family="paragraph">
      <style:text-properties fo:language="en" fo:country="GB"/>
    </style:style>
    <style:style style:name="P105" style:parent-style-name="PréformatéHTML" style:family="paragraph">
      <style:text-properties fo:language="en" fo:country="GB"/>
    </style:style>
    <style:style style:name="P106" style:parent-style-name="PréformatéHTML" style:family="paragraph">
      <style:text-properties fo:language="en" fo:country="GB"/>
    </style:style>
    <style:style style:name="P107" style:parent-style-name="PréformatéHTML" style:family="paragraph">
      <style:text-properties fo:language="en" fo:country="GB"/>
    </style:style>
    <style:style style:name="P108" style:parent-style-name="PréformatéHTML" style:family="paragraph">
      <style:text-properties fo:language="en" fo:country="GB"/>
    </style:style>
    <style:style style:name="P109" style:parent-style-name="PréformatéHTML" style:family="paragraph">
      <style:text-properties fo:language="en" fo:country="GB"/>
    </style:style>
    <style:style style:name="P110" style:parent-style-name="PréformatéHTML" style:family="paragraph">
      <style:text-properties fo:language="en" fo:country="GB"/>
    </style:style>
    <style:style style:name="P111" style:parent-style-name="PréformatéHTML" style:family="paragraph">
      <style:text-properties fo:language="en" fo:country="GB"/>
    </style:style>
    <style:style style:name="P112" style:parent-style-name="PréformatéHTML" style:family="paragraph">
      <style:text-properties fo:language="it" fo:country="IT"/>
    </style:style>
    <style:style style:name="P113" style:parent-style-name="PréformatéHTML" style:family="paragraph">
      <style:text-properties fo:language="it" fo:country="IT"/>
    </style:style>
    <style:style style:name="P114" style:parent-style-name="PréformatéHTML" style:family="paragraph">
      <style:text-properties fo:language="it" fo:country="IT"/>
    </style:style>
    <style:style style:name="P115" style:parent-style-name="PréformatéHTML" style:family="paragraph">
      <style:text-properties fo:language="en" fo:country="GB"/>
    </style:style>
    <style:style style:name="P116" style:parent-style-name="PréformatéHTML" style:family="paragraph">
      <style:text-properties fo:language="en" fo:country="GB"/>
    </style:style>
    <style:style style:name="P117" style:parent-style-name="PréformatéHTML" style:family="paragraph">
      <style:text-properties fo:language="en" fo:country="GB"/>
    </style:style>
    <style:style style:name="P118" style:parent-style-name="PréformatéHTML" style:family="paragraph">
      <style:text-properties fo:language="it" fo:country="IT"/>
    </style:style>
    <style:style style:name="P119" style:parent-style-name="PréformatéHTML" style:family="paragraph">
      <style:text-properties fo:language="it" fo:country="IT"/>
    </style:style>
    <style:style style:name="P120" style:parent-style-name="PréformatéHTML" style:family="paragraph">
      <style:text-properties fo:language="it" fo:country="IT"/>
    </style:style>
    <style:style style:name="P121" style:parent-style-name="PréformatéHTML" style:family="paragraph">
      <style:text-properties fo:language="en" fo:country="GB"/>
    </style:style>
    <style:style style:name="P122" style:parent-style-name="PréformatéHTML" style:family="paragraph">
      <style:text-properties fo:language="en" fo:country="GB"/>
    </style:style>
    <style:style style:name="P123" style:parent-style-name="PréformatéHTML" style:family="paragraph">
      <style:text-properties fo:language="en" fo:country="GB"/>
    </style:style>
    <style:style style:name="P124" style:parent-style-name="PréformatéHTML" style:family="paragraph">
      <style:text-properties fo:language="en" fo:country="GB"/>
    </style:style>
    <style:style style:name="P125" style:parent-style-name="PréformatéHTML" style:family="paragraph">
      <style:text-properties fo:language="en" fo:country="GB"/>
    </style:style>
    <style:style style:name="P126" style:parent-style-name="PréformatéHTML" style:family="paragraph">
      <style:text-properties fo:language="en" fo:country="GB"/>
    </style:style>
    <style:style style:name="P127" style:parent-style-name="PréformatéHTML" style:family="paragraph">
      <style:text-properties fo:language="en" fo:country="GB"/>
    </style:style>
    <style:style style:name="P128" style:parent-style-name="PréformatéHTML" style:family="paragraph">
      <style:text-properties fo:language="en" fo:country="GB"/>
    </style:style>
    <style:style style:name="P129" style:parent-style-name="PréformatéHTML" style:family="paragraph">
      <style:text-properties fo:language="en" fo:country="GB"/>
    </style:style>
    <style:style style:name="P130" style:parent-style-name="PréformatéHTML" style:family="paragraph">
      <style:text-properties fo:language="it" fo:country="IT"/>
    </style:style>
    <style:style style:name="P131" style:parent-style-name="PréformatéHTML" style:family="paragraph">
      <style:text-properties fo:language="it" fo:country="IT"/>
    </style:style>
    <style:style style:name="P132" style:parent-style-name="PréformatéHTML" style:family="paragraph">
      <style:text-properties fo:language="it" fo:country="IT"/>
    </style:style>
    <style:style style:name="P133" style:parent-style-name="PréformatéHTML" style:family="paragraph">
      <style:text-properties fo:language="en" fo:country="GB"/>
    </style:style>
    <style:style style:name="P134" style:parent-style-name="PréformatéHTML" style:family="paragraph">
      <style:text-properties fo:language="en" fo:country="GB"/>
    </style:style>
    <style:style style:name="P135" style:parent-style-name="PréformatéHTML" style:family="paragraph">
      <style:text-properties fo:language="en" fo:country="GB"/>
    </style:style>
    <style:style style:name="P136" style:parent-style-name="PréformatéHTML" style:family="paragraph">
      <style:text-properties fo:language="it" fo:country="IT"/>
    </style:style>
    <style:style style:name="P137" style:parent-style-name="PréformatéHTML" style:family="paragraph">
      <style:text-properties fo:language="it" fo:country="IT"/>
    </style:style>
    <style:style style:name="P138" style:parent-style-name="PréformatéHTML" style:family="paragraph">
      <style:text-properties fo:language="it" fo:country="IT"/>
    </style:style>
    <style:style style:name="P139" style:parent-style-name="PréformatéHTML" style:family="paragraph">
      <style:text-properties fo:language="it" fo:country="IT"/>
    </style:style>
    <style:style style:name="P140" style:parent-style-name="PréformatéHTML" style:family="paragraph">
      <style:text-properties fo:language="it" fo:country="IT"/>
    </style:style>
    <style:style style:name="P141" style:parent-style-name="PréformatéHTML" style:family="paragraph">
      <style:text-properties fo:language="it" fo:country="IT"/>
    </style:style>
    <style:style style:name="P142" style:parent-style-name="PréformatéHTML" style:family="paragraph">
      <style:text-properties fo:language="it" fo:country="IT"/>
    </style:style>
    <style:style style:name="P143" style:parent-style-name="PréformatéHTML" style:family="paragraph">
      <style:text-properties fo:language="it" fo:country="IT"/>
    </style:style>
    <style:style style:name="P144" style:parent-style-name="PréformatéHTML" style:family="paragraph">
      <style:text-properties fo:language="it" fo:country="IT"/>
    </style:style>
    <style:style style:name="P145" style:parent-style-name="PréformatéHTML" style:family="paragraph">
      <style:text-properties fo:language="it" fo:country="IT"/>
    </style:style>
    <style:style style:name="P146" style:parent-style-name="PréformatéHTML" style:family="paragraph">
      <style:text-properties fo:language="en" fo:country="GB"/>
    </style:style>
    <style:style style:name="P147" style:parent-style-name="PréformatéHTML" style:family="paragraph">
      <style:text-properties fo:language="en" fo:country="GB"/>
    </style:style>
    <style:style style:name="P148" style:parent-style-name="PréformatéHTML" style:family="paragraph">
      <style:text-properties fo:language="en" fo:country="GB"/>
    </style:style>
    <style:style style:name="P149" style:parent-style-name="PréformatéHTML" style:family="paragraph">
      <style:text-properties fo:language="en" fo:country="GB"/>
    </style:style>
    <style:style style:name="P150" style:parent-style-name="PréformatéHTML" style:family="paragraph">
      <style:text-properties fo:language="en" fo:country="GB"/>
    </style:style>
    <style:style style:name="P151" style:parent-style-name="PréformatéHTML" style:family="paragraph">
      <style:text-properties fo:language="en" fo:country="GB"/>
    </style:style>
    <style:style style:name="P152" style:parent-style-name="PréformatéHTML" style:family="paragraph">
      <style:text-properties fo:language="en" fo:country="GB"/>
    </style:style>
    <style:style style:name="P153" style:parent-style-name="PréformatéHTML" style:family="paragraph">
      <style:text-properties fo:language="en" fo:country="GB"/>
    </style:style>
    <style:style style:name="P154" style:parent-style-name="PréformatéHTML" style:family="paragraph">
      <style:text-properties fo:language="en" fo:country="GB"/>
    </style:style>
    <style:style style:name="P155" style:parent-style-name="PréformatéHTML" style:family="paragraph">
      <style:text-properties fo:language="en" fo:country="GB"/>
    </style:style>
    <style:style style:name="P156" style:parent-style-name="PréformatéHTML" style:family="paragraph">
      <style:text-properties fo:language="en" fo:country="GB"/>
    </style:style>
    <style:style style:name="P157" style:parent-style-name="PréformatéHTML" style:family="paragraph">
      <style:text-properties fo:language="en" fo:country="GB"/>
    </style:style>
    <style:style style:name="P158" style:parent-style-name="PréformatéHTML" style:family="paragraph">
      <style:text-properties fo:language="en" fo:country="GB"/>
    </style:style>
    <style:style style:name="P159" style:parent-style-name="PréformatéHTML" style:family="paragraph">
      <style:text-properties fo:language="en" fo:country="GB"/>
    </style:style>
    <style:style style:name="P160" style:parent-style-name="PréformatéHTML" style:family="paragraph">
      <style:text-properties fo:language="en" fo:country="GB"/>
    </style:style>
    <style:style style:name="P161" style:parent-style-name="PréformatéHTML" style:family="paragraph">
      <style:text-properties fo:language="en" fo:country="GB"/>
    </style:style>
    <style:style style:name="P162" style:parent-style-name="PréformatéHTML" style:family="paragraph">
      <style:text-properties fo:language="en" fo:country="GB"/>
    </style:style>
    <style:style style:name="P163" style:parent-style-name="PréformatéHTML" style:family="paragraph">
      <style:text-properties fo:language="en" fo:country="GB"/>
    </style:style>
    <style:style style:name="P164" style:parent-style-name="PréformatéHTML" style:family="paragraph">
      <style:text-properties fo:language="en" fo:country="GB"/>
    </style:style>
    <style:style style:name="P165" style:parent-style-name="Normal" style:family="paragraph">
      <style:text-properties fo:language="en" fo:country="GB"/>
    </style:style>
  </office:automatic-styles>
  <office:body>
    <office:text text:use-soft-page-breaks="true">
      <text:p text:style-name="P1">5</text:p>
      <text:p text:style-name="P2">categories = [</text:p>
      <text:p text:style-name="P3"><text:s text:c="4"/>"BEER",</text:p>
      <text:p text:style-name="P4"><text:s text:c="4"/>"BREAKFAST FOODS - FROZEN",</text:p>
      <text:p text:style-name="P5"><text:s text:c="4"/>"CANDY",</text:p>
      <text:p text:style-name="P6"><text:s text:c="4"/>"CONDIMENTS, GRAVIES, AND SAUCES",</text:p>
      <text:p text:style-name="P7"><text:s text:c="4"/>"COOKIES",</text:p>
      <text:p text:style-name="P8"><text:s text:c="4"/>"COT CHEESE, SOUR CREAM, TOPPINGS",</text:p>
      <text:p text:style-name="P9"><text:s text:c="4"/>"COUGH AND COLD REMEDIES",</text:p>
      <text:p text:style-name="P10"><text:s text:c="4"/>"DEODORANT",</text:p>
      <text:p text:style-name="Normal"><text:span text:style-name="T11"><text:s text:c="4"/></text:span>"DESSERTS, GELATINS, SYRUP",</text:p>
      <text:p text:style-name="Normal"><text:s text:c="4"/>"DESSERTS/FRUITS/TOPPINGS-FROZEN",</text:p>
      <text:p text:style-name="Normal"><text:s text:c="4"/>"DISPOSABLE DIAPERS",</text:p>
      <text:p text:style-name="Normal"><text:s text:c="4"/><text:span text:style-name="T12">"DRESSINGS/SALADS/PREP FOODS-DELI",</text:span></text:p>
      <text:p text:style-name="P13"><text:s text:c="4"/>"GRT CARDS/PARTY NEEDS/NOVELTIES",</text:p>
      <text:p text:style-name="P14"><text:s text:c="4"/>"ICE CREAM, NOVELTIES",</text:p>
      <text:p text:style-name="P15"><text:s text:c="4"/>"JAMS, JELLIES, SPREADS",</text:p>
      <text:p text:style-name="P16"><text:s text:c="4"/>"JUICE, DRINKS - CANNED, BOTTLED",</text:p>
      <text:p text:style-name="P17"><text:s text:c="4"/>"MILK",</text:p>
      <text:p text:style-name="P18"><text:s text:c="4"/>"PAPER PRODUCTS",</text:p>
      <text:p text:style-name="P19"><text:s text:c="4"/>"PIZZA/SNACKS/HORS DOEUVRES-FRZN",</text:p>
      <text:p text:style-name="P20"><text:s text:c="4"/>"PREPARED FOOD-DRY MIXES", ]#&lt;- pb</text:p>
      <text:p text:style-name="P21">categories = []</text:p>
      <text:p text:style-name="P22"><text:s text:c="4"/>"PREPARED FOOD-READY-TO-SERVE",</text:p>
      <text:p text:style-name="P23"><text:s text:c="4"/>"SEAFOOD - CANNED",</text:p>
      <text:p text:style-name="P24"><text:s text:c="4"/>"SNACKS",</text:p>
      <text:p text:style-name="P25"><text:s text:c="4"/>"SPICES, SEASONINGS, EXTRACTS",</text:p>
      <text:p text:style-name="P26"><text:s text:c="4"/>"UNPREP MEAT/POULTRY/SEAFOOD-FRZN",</text:p>
      <text:p text:style-name="P27"><text:s text:c="4"/>"VEGETABLES - CANNED",</text:p>
      <text:p text:style-name="P28"><text:s text:c="4"/>"VEGETABLES-FROZEN",</text:p>
      <text:p text:style-name="P29"><text:s text:c="4"/>"WRAPPING MATERIALS AND BAGS",</text:p>
      <text:soft-page-break/>
      <text:p text:style-name="Normal">]</text:p>
      <text:p text:style-name="P30">=========================================================</text:p>
      <text:p text:style-name="P31">BEER</text:p>
      <text:p text:style-name="P32">Coef/err : 1.7834494333252557</text:p>
      <text:p text:style-name="P33">=========================================================</text:p>
      <text:p text:style-name="P34">CANDY</text:p>
      <text:p text:style-name="P35">Coef : 0.055448530466326584</text:p>
      <text:p text:style-name="P36">Coef/err : 3.072883672117506</text:p>
      <text:p text:style-name="P37">CI_up : 0.019733374155255</text:p>
      <text:p text:style-name="P38">CI_down : 0.09241457492390115</text:p>
      <text:p text:style-name="P39">=========================================================</text:p>
      <text:p text:style-name="P40">CONDIMENTS, GRAVIES, AND SAUCES</text:p>
      <text:p text:style-name="P41">Coef : 0.03672376586479986</text:p>
      <text:p text:style-name="P42">Coef/err : 2.6988438105298966</text:p>
      <text:p text:style-name="P43">CI_up : 0.009920002787591864</text:p>
      <text:p text:style-name="P44">CI_down : 0.06423891371814494</text:p>
      <text:p text:style-name="P45">=========================================================</text:p>
      <text:p text:style-name="P46">COOKIES</text:p>
      <text:p text:style-name="P47">Coef : 0.06356070255160073</text:p>
      <text:p text:style-name="P48">Coef/err : 4.613077597454479</text:p>
      <text:p text:style-name="P49">CI_up : 0.03607190922778525</text:p>
      <text:p text:style-name="P50">CI_down : 0.09177882146726901</text:p>
      <text:p text:style-name="P51">=========================================================</text:p>
      <text:p text:style-name="P52">COT CHEESE, SOUR CREAM, TOPPINGS</text:p>
      <text:p text:style-name="P53">Coef : -0.05662997560129901</text:p>
      <text:p text:style-name="P54">Coef/err : 4.520780514946617</text:p>
      <text:p text:style-name="P55">CI_up : -0.08017791424418574</text:p>
      <text:p text:style-name="P56">CI_down : -0.032479197101752955</text:p>
      <text:p text:style-name="P57">=========================================================</text:p>
      <text:p text:style-name="P58">COUGH AND COLD REMEDIES</text:p>
      <text:p text:style-name="P59">Coef : -0.12122416982621964</text:p>
      <text:p text:style-name="P60">Coef/err : 3.4154453044995443</text:p>
      <text:p text:style-name="P61">CI_up : -0.18406542025913364</text:p>
      <text:p text:style-name="PréformatéHTML">CI_down : -0.05354304269972765</text:p>
      <text:p text:style-name="PréformatéHTML">=========================================================</text:p>
      <text:p text:style-name="PréformatéHTML">DEODORANT</text:p>
      <text:p text:style-name="PréformatéHTML">Coef : -0.08568666073855435</text:p>
      <text:p text:style-name="PréformatéHTML">Coef/err : 2.7452733876266784</text:p>
      <text:p text:style-name="PréformatéHTML">CI_up : -0.14237336231175535</text:p>
      <text:p text:style-name="PréformatéHTML">CI_down : -0.025253128092206034</text:p>
      <text:p text:style-name="PréformatéHTML">=========================================================</text:p>
      <text:p text:style-name="PréformatéHTML">DESSERTS, GELATINS, SYRUP</text:p>
      <text:p text:style-name="P62">Coef : -0.054341850716039475</text:p>
      <text:p text:style-name="P63">Coef/err : 2.697900838252563</text:p>
      <text:p text:style-name="P64">CI_up : -0.09196764492459941</text:p>
      <text:p text:style-name="P65">=========================================================</text:p>
      <text:p text:style-name="P66">DESSERTS/FRUITS/TOPPINGS-FROZEN</text:p>
      <text:p text:style-name="P67">Coef : -0.13848457119803126</text:p>
      <text:p text:style-name="P68">Coef/err : 3.6731078418273584</text:p>
      <text:p text:style-name="P69">CI_up : -0.20439236496106905</text:p>
      <text:p text:style-name="PréformatéHTML">CI_down : -0.06711700419073763</text:p>
      <text:p text:style-name="PréformatéHTML">=========================================================</text:p>
      <text:p text:style-name="PréformatéHTML">DISPOSABLE DIAPERS</text:p>
      <text:p text:style-name="PréformatéHTML">Coef : -0.41578723650522065</text:p>
      <text:p text:style-name="P70">Coef/err : 3.1327739876758063</text:p>
      <text:p text:style-name="P71">CI_up : -0.5842085852330501</text:p>
      <text:p text:style-name="P72">CI_down : -0.17914478051090277</text:p>
      <text:p text:style-name="P73">=========================================================</text:p>
      <text:p text:style-name="P74">DRESSINGS/SALADS/PREP FOODS-DELI</text:p>
      <text:p text:style-name="P75">Coef : 0.05203518825683573</text:p>
      <text:soft-page-break/>
      <text:p text:style-name="P76">Coef/err : 3.159880095980585</text:p>
      <text:p text:style-name="P77">CI_up : 0.019446021213919584</text:p>
      <text:p text:style-name="P78">CI_down : 0.08566615033985259</text:p>
      <text:p text:style-name="P79">=========================================================</text:p>
      <text:p text:style-name="P80">GRT CARDS/PARTY NEEDS/NOVELTIES</text:p>
      <text:p text:style-name="P81">Coef : -0.7710407270123627</text:p>
      <text:p text:style-name="P82">Coef/err : 2.548828405350762</text:p>
      <text:p text:style-name="P83">CI_up : -0.9381235200857422</text:p>
      <text:p text:style-name="P84">CI_down : -0.15279038562521585</text:p>
      <text:p text:style-name="P85">=========================================================</text:p>
      <text:p text:style-name="P86">ICE CREAM, NOVELTIES</text:p>
      <text:p text:style-name="P87">Coef : -0.02452637760857712</text:p>
      <text:p text:style-name="P88">Coef/err : 2.2405544132939905</text:p>
      <text:p text:style-name="P89">CI_up : -0.045490690705344394</text:p>
      <text:p text:style-name="P90">CI_down : -0.0031016159657981657</text:p>
      <text:p text:style-name="P91">=========================================================</text:p>
      <text:p text:style-name="P92">JAMS, JELLIES, SPREADS</text:p>
      <text:p text:style-name="P93">Coef : -0.07149813259505045</text:p>
      <text:p text:style-name="P94">Coef/err : 3.918320062558561</text:p>
      <text:p text:style-name="P95">CI_up : -0.10532880387524823</text:p>
      <text:p text:style-name="P96">CI_down : -0.03638820439429202</text:p>
      <text:p text:style-name="P97">=========================================================</text:p>
      <text:p text:style-name="P98">JUICE, DRINKS - CANNED, BOTTLED</text:p>
      <text:p text:style-name="P99">Coef : -0.03015629067998893</text:p>
      <text:p text:style-name="P100">Coef/err : 2.2157104320628482</text:p>
      <text:p text:style-name="P101">CI_up : -0.05607580256659628</text:p>
      <text:p text:style-name="P102">CI_down : -0.003525046751479466</text:p>
      <text:p text:style-name="P103">=========================================================</text:p>
      <text:p text:style-name="P104">MILK</text:p>
      <text:p text:style-name="P105">Coef : -0.056463975524472354</text:p>
      <text:p text:style-name="P106">Coef/err : 5.8371427693311935</text:p>
      <text:p text:style-name="P107">CI_up : -0.07470040009999379</text:p>
      <text:p text:style-name="P108">CI_down : -0.03786813527284494</text:p>
      <text:p text:style-name="P109">=========================================================</text:p>
      <text:p text:style-name="P110">PAPER PRODUCTS</text:p>
      <text:p text:style-name="P111">Coef : 0.11282368006625476</text:p>
      <text:p text:style-name="P112">Coef/err : 5.33203960583619</text:p>
      <text:p text:style-name="P113">CI_up : 0.06993798713573618</text:p>
      <text:p text:style-name="P114">CI_down : 0.15742833491815955</text:p>
      <text:p text:style-name="P115">=========================================================</text:p>
      <text:p text:style-name="P116">PREPARED FOOD-READY-TO-SERVE</text:p>
      <text:p text:style-name="P117">Coef : -0.06254056702958632</text:p>
      <text:p text:style-name="P118">Coef/err : 3.0509510358954324</text:p>
      <text:p text:style-name="P119">CI_up : -0.10064533856424795</text:p>
      <text:p text:style-name="P120">CI_down : -0.022821333841508973</text:p>
      <text:p text:style-name="P121">=========================================================</text:p>
      <text:p text:style-name="P122">SEAFOOD - CANNED</text:p>
      <text:p text:style-name="P123">Coef : 0.17970827396422484</text:p>
      <text:p text:style-name="P124">Coef/err : 5.382730790198316</text:p>
      <text:p text:style-name="P125">CI_up : 0.11078152585642487</text:p>
      <text:p text:style-name="P126">CI_down : 0.2529120977112269</text:p>
      <text:p text:style-name="P127">=========================================================</text:p>
      <text:p text:style-name="P128">SNACKS</text:p>
      <text:p text:style-name="P129">Coef : 0.039518411970209</text:p>
      <text:p text:style-name="P130">Coef/err : 3.235236355928287</text:p>
      <text:p text:style-name="P131">CI_up : 0.015392989561914927</text:p>
      <text:p text:style-name="P132">CI_down : 0.06421704693005892</text:p>
      <text:p text:style-name="P133">=========================================================</text:p>
      <text:p text:style-name="P134">UNPREP MEAT/POULTRY/SEAFOOD-FRZN</text:p>
      <text:p text:style-name="P135">Coef : -0.03522970975922968</text:p>
      <text:p text:style-name="P136">Coef/err : 2.567954557308953</text:p>
      <text:soft-page-break/>
      <text:p text:style-name="P137">CI_up : -0.061282988968865415</text:p>
      <text:p text:style-name="P138">CI_down : -0.008453344305711319</text:p>
      <text:p text:style-name="P139">=========================================================</text:p>
      <text:p text:style-name="P140">VEGETABLES - CANNED</text:p>
      <text:p text:style-name="P141">Coef/err : 1.786234793476547</text:p>
      <text:p text:style-name="P142">=========================================================</text:p>
      <text:p text:style-name="P143">VEGETABLES-FROZEN</text:p>
      <text:p text:style-name="P144">Coef : -0.04244186045363785</text:p>
      <text:p text:style-name="P145">Coef/err : 3.129534488633615</text:p>
      <text:p text:style-name="P146">CI_up : -0.0681037517791917</text:p>
      <text:p text:style-name="P147">CI_down : -0.016073310347493486</text:p>
      <text:p text:style-name="P148">=========================================================</text:p>
      <text:p text:style-name="P149">WRAPPING MATERIALS AND BAGS</text:p>
      <text:p text:style-name="PréformatéHTML">Coef/err : 1.3731494818003842</text:p>
      <text:p text:style-name="PréformatéHTML"/>
      <text:p text:style-name="P150">=========================================================</text:p>
      <text:p text:style-name="P151">COT CHEESE, SOUR CREAM, TOPPINGS</text:p>
      <text:p text:style-name="P152">Coef : -0.056629975601309446</text:p>
      <text:p text:style-name="P153">Coef/err : 4.520780514947467</text:p>
      <text:p text:style-name="P154">low_d[T.True] <text:s text:c="3"/>-0.113048</text:p>
      <text:p text:style-name="P155">m_d[T.True] <text:s text:c="5"/>-0.110513</text:p>
      <text:p text:style-name="P156">high_d[T.True] <text:s text:c="2"/>-0.084562</text:p>
      <text:p text:style-name="P157">dtype: float64</text:p>
      <text:p text:style-name="P158">low_d[T.True] <text:s text:c="4"/>14.266242</text:p>
      <text:p text:style-name="P159">m_d[T.True] <text:s text:c="6"/>15.164399</text:p>
      <text:p text:style-name="P160">high_d[T.True] <text:s text:c="3"/>11.727058</text:p>
      <text:p text:style-name="P161">dtype: float64</text:p>
      <text:p text:style-name="P162">CI_up : -0.08017791424419596</text:p>
      <text:p text:style-name="P163">CI_down : -0.03247919710176361</text:p>
      <text:p text:style-name="P164"/>
      <text:p text:style-name="P1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ès Narduzzi--Minatchy</meta:initial-creator>
    <dc:creator>Inès Narduzzi--Minatchy</dc:creator>
    <meta:creation-date>2022-11-09T10:50:00Z</meta:creation-date>
    <dc:date>2022-11-09T11:04:00Z</dc:date>
    <meta:template xlink:href="Normal" xlink:type="simple"/>
    <meta:editing-cycles>4</meta:editing-cycles>
    <meta:editing-duration>PT0S</meta:editing-duration>
    <meta:document-statistic meta:page-count="4" meta:paragraph-count="11" meta:word-count="872" meta:character-count="5662" meta:row-count="40" meta:non-whitespace-character-count="4801"/>
  </office:meta>
</office:document-meta>
</file>